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8bd" officeooo:paragraph-rsid="000878bd"/>
    </style:style>
    <style:style style:name="P2" style:family="paragraph" style:parent-style-name="Standard">
      <style:text-properties officeooo:rsid="000878bd" officeooo:paragraph-rsid="00091560"/>
    </style:style>
    <style:style style:name="P3" style:family="paragraph" style:parent-style-name="Standard">
      <style:text-properties fo:font-weight="normal" officeooo:rsid="000878bd" officeooo:paragraph-rsid="000878bd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Table_20_Contents">
      <style:text-properties officeooo:rsid="000878bd" officeooo:paragraph-rsid="000878bd"/>
    </style:style>
    <style:style style:name="P6" style:family="paragraph" style:parent-style-name="Table_20_Contents">
      <style:text-properties fo:font-weight="bold" officeooo:rsid="000878bd" officeooo:paragraph-rsid="000878bd" style:font-weight-asian="bold" style:font-weight-complex="bold"/>
    </style:style>
    <style:style style:name="P7" style:family="paragraph" style:parent-style-name="Table_20_Contents">
      <style:text-properties fo:font-weight="normal" officeooo:rsid="000878bd" officeooo:paragraph-rsid="000878bd" style:font-weight-asian="normal" style:font-weight-complex="normal"/>
    </style:style>
    <style:style style:name="P8" style:family="paragraph" style:parent-style-name="Heading_20_4">
      <style:text-properties fo:font-variant="normal" fo:text-transform="none" fo:color="#000000" style:font-name="Arial" fo:font-size="12pt" fo:letter-spacing="normal" fo:font-style="normal"/>
    </style:style>
    <style:style style:name="T1" style:family="text">
      <style:text-properties fo:font-variant="normal" fo:text-transform="none" fo:color="#000000" style:font-name="Arial" fo:font-size="12pt" fo:letter-spacing="normal" fo:font-style="normal"/>
    </style:style>
    <style:style style:name="T2" style:family="text">
      <style:text-properties fo:font-variant="normal" fo:text-transform="none" fo:color="#000000" style:font-name="Arial" fo:font-size="12pt" fo:letter-spacing="normal" fo:font-style="normal" officeooo:rsid="00091560"/>
    </style:style>
    <style:style style:name="T3" style:family="text">
      <style:text-properties fo:font-variant="normal" fo:text-transform="none" fo:color="#000000" style:font-name="Arial" fo:font-size="12pt" fo:letter-spacing="normal" fo:font-style="normal" fo:background-color="#ffff00" loext:char-shading-value="0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style:text-blinking="false" fo:padding="0cm" fo:border="none"/>
    </style:style>
    <style:style style:name="T6" style:family="text">
      <style:text-properties fo:font-variant="normal" fo:text-transform="none" fo:color="#0000ff" style:text-line-through-style="none" style:text-line-through-type="none" style:font-name="Arial" fo:font-size="12pt" fo:letter-spacing="normal" fo:font-style="normal" style:text-underline-style="none" style:text-blinking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p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8" text:outline-level="4"><text:bookmark text:name="Robot_Hardware"/>Robot Hardware</text:h>
            <text:p text:style-name="P4"><text:bookmark text:name="line-44"/>The robot is equipped with four wheels, each with one motor for<text:bookmark text:name="line-45"/> steering and another one for moving. Since wheel axis and steering<text:bookmark text:name="line-46"/> axis intersect, the robot is able to move omni-directionally but is not holonomic.</text:p>
            <text:p text:style-name="P5"/>
            <text:p text:style-name="Table_20_Contents"/>
          </table:table-cell>
          <table:table-cell table:style-name="Table1.B1" office:value-type="string">
            <text:p text:style-name="P6">Objective</text:p>
            <text:p text:style-name="P7">Localisation and mapping.</text:p>
            <text:p text:style-name="P7">No path planning.</text:p>
            <text:p text:style-name="P7"/>
          </table:table-cell>
        </table:table-row>
        <table:table-row>
          <table:table-cell table:style-name="Table1.A2" office:value-type="string">
            <text:p text:style-name="P6">Map/Environment</text:p>
            <text:p text:style-name="P3"><text:span text:style-name="T1">The data set evolved from the data used for the PhD. Thesis of </text:span><text:a xlink:type="simple" xlink:href="http://www.informatik.uni-bremen.de/agebv/en/UdoFrese"><text:span text:style-name="T6">Udo Frese</text:span></text:a><text:span text:style-name="T5"> </text:span><text:span text:style-name="T1">on efficient SLAM. It was recorded at the DLR (Deutsches</text:span><text:bookmark text:name="line-34"/><text:span text:style-name="T1"> Zentrum für Luft und Raumfahrt) Institute of Robotics and Mechatronics</text:span><text:bookmark text:name="line-35"/><text:span text:style-name="T1"> </text:span><text:span text:style-name="T3">building with a mobile robot controlled by hand.</text:span><text:span text:style-name="T1"> The building covers a</text:span><text:bookmark text:name="line-36"/><text:span text:style-name="T1"> </text:span><text:span text:style-name="Strong_20_Emphasis"><text:span text:style-name="T1">region of 60m x 45m </text:span></text:span><text:span text:style-name="T1">and the robot path consists of three </text:span><text:span text:style-name="Strong_20_Emphasis"><text:span text:style-name="T1">large loops</text:span></text:span><text:bookmark text:name="line-37"/><text:span text:style-name="Strong_20_Emphasis"><text:span text:style-name="T1"> </text:span></text:span><text:span text:style-name="T1">within the building (plus a small outside path) with a total </text:span><text:span text:style-name="Strong_20_Emphasis"><text:span text:style-name="T1">length of</text:span></text:span><text:bookmark text:name="line-38"/><text:span text:style-name="Strong_20_Emphasis"><text:span text:style-name="T1"> 505 meters</text:span></text:span><text:span text:style-name="T1">. On the way the robot visits </text:span><text:span text:style-name="Strong_20_Emphasis"><text:span text:style-name="T1">29 rooms</text:span></text:span><text:span text:style-name="T1">. Here you can</text:span><text:bookmark text:name="line-39"/><text:span text:style-name="T1"> see an architectural map with the path the robot traveled included</text:span></text:p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>Deliverables</text:p>
      <text:p text:style-name="P1"/>
      <text:p text:style-name="P2">21 September 2016 – 6PM </text:p>
      <text:p text:style-name="P2">Proposal: Submit a document on the scope, deliverables, proposed approaches, related references of the project. Submission should be a single PDF file (within 5 pages) and through email to the supervisor as well as Shoudong Huang Shoudong.Huang@uts.edu.au  Students are expected to contact the supervisor responsible for the project and develop the proposal. </text:p>
      <text:p text:style-name="P2">19 October 2016 – 6PM </text:p>
      <text:p text:style-name="P2">Project teaser presentation. </text:p>
      <text:p text:style-name="P2">Project demo to the supervisor: demonstrate what has been achieved in the project. </text:p>
      <text:p text:style-name="P2">Provide a proper documentation (including necessary flowcharts) of the project and a written report. </text:p>
      <text:p text:style-name="P1"/>
      <text:p text:style-name="P1"/>
      <text:p text:style-name="P1">Proposed Approaches</text:p>
      <text:p text:style-name="P1"/>
      <text:p text:style-name="P1"/>
      <text:p text:style-name="P1">Related Referenc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58:41.020433224</meta:creation-date>
    <dc:date>2016-09-14T14:25:59.877823943</dc:date>
    <meta:editing-duration>PT11M58S</meta:editing-duration>
    <meta:editing-cycles>1</meta:editing-cycles>
    <meta:document-statistic meta:table-count="1" meta:image-count="0" meta:object-count="0" meta:page-count="1" meta:paragraph-count="17" meta:word-count="241" meta:character-count="1507" meta:non-whitespace-character-count="1275"/>
    <meta:generator>LibreOffice/4.2.8.2$Linux_X86_64 LibreOffice_project/420m0$Build-2</meta:generator>
  </office:meta>
</office:document-meta>
</file>